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id="id2" draw:layer="layout" svg:width="1.077cm" svg:height="0.39cm" svg:x="4.523cm" svg:y="3.133cm">
            <draw:text-box>
              <text:p text:style-name="P1"><text:span text:style-name="T1">NetCDF</text:span></text:p>
            </draw:text-box>
          </draw:frame>
          <draw:frame draw:style-name="gr1" draw:text-style-name="P2" draw:id="id1" draw:layer="layout" svg:width="1.983cm" svg:height="0.39cm" svg:x="2.915cm" svg:y="1.643cm">
            <draw:text-box>
              <text:p text:style-name="P1"><text:span text:style-name="T1">IOIPSL_Lionel</text:span></text:p>
            </draw:text-box>
          </draw:frame>
          <draw:frame draw:style-name="gr1" draw:text-style-name="P2" draw:id="id3" draw:layer="layout" svg:width="1.399cm" svg:height="0.39cm" svg:x="5.324cm" svg:y="1.643cm">
            <draw:text-box>
              <text:p text:style-name="P1"><text:span text:style-name="T1">NetCDF95</text:span></text:p>
            </draw:text-box>
          </draw:frame>
          <draw:frame draw:style-name="gr1" draw:text-style-name="P2" draw:id="id4" draw:layer="layout" svg:width="1.094cm" svg:height="0.39cm" svg:x="4.515cm" svg:y="0.187cm">
            <draw:text-box>
              <text:p text:style-name="P1"><text:span text:style-name="T1">LMDZE</text:span></text:p>
            </draw:text-box>
          </draw:frame>
          <draw:connector draw:style-name="gr2" draw:text-style-name="P3" draw:layer="layout" draw:type="line" svg:x1="3.906cm" svg:y1="2.033cm" svg:x2="5.061cm" svg:y2="3.133cm" draw:start-shape="id1" draw:start-glue-point="2" draw:end-shape="id2" draw:end-glue-point="0">
            <text:p text:style-name="P1"/>
          </draw:connector>
          <draw:connector draw:style-name="gr2" draw:text-style-name="P3" draw:layer="layout" draw:type="line" svg:x1="6.023cm" svg:y1="2.033cm" svg:x2="5.061cm" svg:y2="3.133cm" draw:start-shape="id3" draw:start-glue-point="2" draw:end-shape="id2" draw:end-glue-point="0">
            <text:p text:style-name="P1"/>
          </draw:connector>
          <draw:connector draw:style-name="gr2" draw:text-style-name="P3" draw:layer="layout" draw:type="line" svg:x1="5.062cm" svg:y1="0.577cm" svg:x2="6.023cm" svg:y2="1.643cm" draw:start-shape="id4" draw:start-glue-point="2" draw:end-shape="id3" draw:end-glue-point="0">
            <text:p text:style-name="P1"/>
          </draw:connector>
          <draw:connector draw:style-name="gr2" draw:text-style-name="P3" draw:layer="layout" draw:type="line" svg:x1="5.062cm" svg:y1="0.577cm" svg:x2="5.061cm" svg:y2="3.133cm" draw:start-shape="id4" draw:start-glue-point="2" draw:end-shape="id2" draw:end-glue-point="0">
            <text:p text:style-name="P1"/>
          </draw:connector>
          <draw:frame draw:style-name="gr1" draw:text-style-name="P2" draw:id="id5" draw:layer="layout" svg:width="2.534cm" svg:height="0.39cm" svg:x="0.115cm" svg:y="1.643cm">
            <draw:text-box>
              <text:p text:style-name="P1"><text:span text:style-name="T1">Numer_Rec_Lionel</text:span></text:p>
            </draw:text-box>
          </draw:frame>
          <draw:connector draw:style-name="gr2" draw:text-style-name="P4" draw:layer="layout" draw:type="line" svg:x1="5.062cm" svg:y1="0.577cm" svg:x2="1.382cm" svg:y2="1.643cm" draw:start-shape="id4" draw:start-glue-point="2" draw:end-shape="id5" draw:end-glue-point="0">
            <text:p text:style-name="P1"/>
          </draw:connector>
          <draw:connector draw:style-name="gr2" draw:text-style-name="P4" draw:layer="layout" draw:type="line" svg:x1="5.062cm" svg:y1="0.577cm" svg:x2="3.906cm" svg:y2="1.643cm" draw:start-shape="id4" draw:start-glue-point="2" draw:end-shape="id1" draw:end-glue-point="0">
            <text:p text:style-name="P1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8-18T17:05:03</meta:creation-date>
    <dc:date>2008-08-01T11:38:48</dc:date>
    <dc:language>fr-FR</dc:language>
    <meta:editing-cycles>7</meta:editing-cycles>
    <meta:editing-duration>PT18M2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